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erif"/>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Arial" svg:font-family="Arial" style:font-adornments="Normal" style:font-family-generic="swiss" style:font-pitch="variable"/>
    <style:font-face style:name="Liberation Sans" svg:font-family="'Liberation Sans'" style:font-adornments="Standard" style:font-family-generic="swiss" style:font-pitch="variable"/>
    <style:font-face style:name="Open Sans" svg:font-family="'Open Sans'" style:font-adornments="Fet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language="en" fo:country="US" officeooo:rsid="00906b03" officeooo:paragraph-rsid="00941a6f"/>
    </style:style>
    <style:style style:name="P2" style:family="paragraph" style:parent-style-name="Header">
      <style:text-properties fo:language="en" fo:country="US" officeooo:rsid="00906b03" officeooo:paragraph-rsid="00906b03"/>
    </style:style>
    <style:style style:name="P3" style:family="paragraph" style:parent-style-name="Header">
      <style:paragraph-properties fo:text-align="start" style:justify-single-word="false"/>
      <style:text-properties fo:language="en" fo:country="US" officeooo:paragraph-rsid="00922f50"/>
    </style:style>
    <style:style style:name="P4" style:family="paragraph" style:parent-style-name="Header">
      <style:paragraph-properties fo:text-align="start" style:justify-single-word="false"/>
      <style:text-properties fo:language="en" fo:country="US" officeooo:paragraph-rsid="0099944c"/>
    </style:style>
    <style:style style:name="P5" style:family="paragraph" style:parent-style-name="Standard">
      <style:text-properties fo:language="en" fo:country="US"/>
    </style:style>
    <style:style style:name="P6" style:family="paragraph" style:parent-style-name="Text_20_body">
      <style:text-properties fo:language="en" fo:country="US"/>
    </style:style>
    <style:style style:name="P7" style:family="paragraph" style:parent-style-name="Text_20_body">
      <style:text-properties fo:language="en" fo:country="US" officeooo:paragraph-rsid="00a7a417"/>
    </style:style>
    <style:style style:name="P8" style:family="paragraph" style:parent-style-name="Text_20_body">
      <style:text-properties officeooo:paragraph-rsid="00a7a417"/>
    </style:style>
    <style:style style:name="P9" style:family="paragraph" style:parent-style-name="Text_20_body">
      <style:text-properties fo:font-style="italic" fo:font-weight="bold" officeooo:rsid="00a7a417" officeooo:paragraph-rsid="00a7a417" style:font-style-asian="italic" style:font-weight-asian="bold" style:font-style-complex="italic" style:font-weight-complex="bold"/>
    </style:style>
    <style:style style:name="P10" style:family="paragraph" style:parent-style-name="Text_20_body">
      <style:text-properties officeooo:paragraph-rsid="00a640d8"/>
    </style:style>
    <style:style style:name="P11" style:family="paragraph" style:parent-style-name="Text_20_body">
      <style:text-properties officeooo:rsid="00ac91e2" officeooo:paragraph-rsid="00ac91e2"/>
    </style:style>
    <style:style style:name="P12" style:family="paragraph" style:parent-style-name="Text_20_body">
      <style:text-properties officeooo:paragraph-rsid="00a913e3"/>
    </style:style>
    <style:style style:name="P13" style:family="paragraph" style:parent-style-name="Text_20_body">
      <style:text-properties fo:font-style="normal" fo:font-weight="normal" officeooo:rsid="00a913e3" officeooo:paragraph-rsid="00a913e3" style:font-style-asian="normal" style:font-weight-asian="normal" style:font-style-complex="normal" style:font-weight-complex="normal"/>
    </style:style>
    <style:style style:name="P14" style:family="paragraph" style:parent-style-name="Title_20_page">
      <style:text-properties fo:language="en" fo:country="US"/>
    </style:style>
    <style:style style:name="P15" style:family="paragraph" style:parent-style-name="Title_20_page">
      <style:text-properties fo:language="en" fo:country="US" officeooo:rsid="009ef426" officeooo:paragraph-rsid="009ef426"/>
    </style:style>
    <style:style style:name="P16" style:family="paragraph" style:parent-style-name="Abstract_20_Paragraph">
      <style:text-properties officeooo:paragraph-rsid="00aa57e2"/>
    </style:style>
    <style:style style:name="P17" style:family="paragraph" style:parent-style-name="Quotations">
      <style:text-properties officeooo:rsid="00af9816" officeooo:paragraph-rsid="00af9816"/>
    </style:style>
    <style:style style:name="P18" style:family="paragraph" style:parent-style-name="Bibliography_20_1">
      <style:paragraph-properties>
        <style:tab-stops/>
      </style:paragraph-properties>
      <style:text-properties fo:language="en" fo:country="US" officeooo:paragraph-rsid="00af9816"/>
    </style:style>
    <style:style style:name="P19" style:family="paragraph" style:parent-style-name="Bibliography_20_1">
      <style:paragraph-properties>
        <style:tab-stops/>
      </style:paragraph-properties>
      <style:text-properties fo:language="en" fo:country="US" officeooo:rsid="00af9816" officeooo:paragraph-rsid="00af9816"/>
    </style:style>
    <style:style style:name="P20" style:family="paragraph" style:parent-style-name="Bibliography_20_1">
      <style:paragraph-properties>
        <style:tab-stops/>
      </style:paragraph-properties>
      <style:text-properties fo:language="en" fo:country="US" officeooo:rsid="00b0d7ef" officeooo:paragraph-rsid="00b0d7ef"/>
    </style:style>
    <style:style style:name="P21" style:family="paragraph" style:parent-style-name="Bibliography_20_1">
      <style:paragraph-properties>
        <style:tab-stops/>
      </style:paragraph-properties>
      <style:text-properties fo:language="en" fo:country="US" fo:font-style="normal" fo:font-weight="normal" officeooo:rsid="00a913e3" officeooo:paragraph-rsid="00af9816" style:font-style-asian="normal" style:font-weight-asian="normal" style:font-style-complex="normal" style:font-weight-complex="normal"/>
    </style:style>
    <style:style style:name="P22" style:family="paragraph" style:parent-style-name="Abstract_2c__20_Body_2c__20__26__20_References_20_Header">
      <style:paragraph-properties fo:break-before="page"/>
    </style:style>
    <style:style style:name="P23" style:family="paragraph" style:parent-style-name="Heading_20_2">
      <style:text-properties fo:language="en" fo:country="US"/>
    </style:style>
    <style:style style:name="P24" style:family="paragraph" style:parent-style-name="Heading_20_1">
      <style:text-properties fo:language="en" fo:country="US" officeooo:rsid="009ef426" officeooo:paragraph-rsid="00a640d8"/>
    </style:style>
    <style:style style:name="P25" style:family="paragraph" style:parent-style-name="Title_20_page">
      <style:text-properties fo:language="en" fo:country="US" officeooo:rsid="00b60f28" officeooo:paragraph-rsid="00b60f28"/>
    </style:style>
    <style:style style:name="P26" style:family="paragraph" style:parent-style-name="Title_20_page">
      <style:text-properties fo:language="en" fo:country="US" fo:font-weight="bold" officeooo:rsid="00b60f28" officeooo:paragraph-rsid="00b60f28" style:font-weight-asian="bold" style:font-weight-complex="bold"/>
    </style:style>
    <style:style style:name="P27" style:family="paragraph" style:parent-style-name="Title_20_page">
      <style:text-properties fo:language="en" fo:country="US" officeooo:rsid="009ef426" officeooo:paragraph-rsid="009ef426"/>
    </style:style>
    <style:style style:name="P28" style:family="paragraph" style:parent-style-name="Standard">
      <style:text-properties fo:font-style="normal" fo:font-weight="normal" officeooo:rsid="00a913e3" style:font-style-asian="normal" style:font-weight-asian="normal" style:font-style-complex="normal" style:font-weight-complex="normal"/>
    </style:style>
    <style:style style:name="T1" style:family="text">
      <style:text-properties officeooo:rsid="00af9816"/>
    </style:style>
    <style:style style:name="T2" style:family="text">
      <style:text-properties officeooo:rsid="00946385"/>
    </style:style>
    <style:style style:name="T3" style:family="text">
      <style:text-properties officeooo:rsid="00998e28"/>
    </style:style>
    <style:style style:name="T4" style:family="text">
      <style:text-properties officeooo:rsid="009ef426"/>
    </style:style>
    <style:style style:name="T5" style:family="text">
      <style:text-properties fo:language="en" fo:country="US"/>
    </style:style>
    <style:style style:name="T6" style:family="text">
      <style:text-properties fo:language="en" fo:country="US" officeooo:rsid="009ef426"/>
    </style:style>
    <style:style style:name="T7" style:family="text">
      <style:text-properties fo:language="en" fo:country="US" officeooo:rsid="00a4d65e"/>
    </style:style>
    <style:style style:name="T8" style:family="text">
      <style:text-properties fo:language="en" fo:country="US" officeooo:rsid="00aa57e2"/>
    </style:style>
    <style:style style:name="T9" style:family="text">
      <style:text-properties fo:language="en" fo:country="US" officeooo:rsid="00add4de"/>
    </style:style>
    <style:style style:name="T10" style:family="text">
      <style:text-properties style:font-name="Times New Roman" fo:font-size="12pt" fo:language="en" fo:country="US" officeooo:rsid="00a4d65e"/>
    </style:style>
    <style:style style:name="T11" style:family="text">
      <style:text-properties style:font-name="Times New Roman" fo:font-size="12pt" fo:language="en" fo:country="US" officeooo:rsid="00aa57e2"/>
    </style:style>
    <style:style style:name="T12" style:family="text">
      <style:text-properties officeooo:rsid="00a7a417"/>
    </style:style>
    <style:style style:name="T13" style:family="text">
      <style:text-properties fo:font-weight="bold" style:font-weight-asian="bold" style:font-weight-complex="bold"/>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officeooo:rsid="00a913e3" style:font-style-asian="normal" style:font-weight-asian="normal" style:font-style-complex="normal" style:font-weight-complex="normal"/>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0a913e3" style:font-style-asian="italic" style:font-weight-asian="normal" style:font-style-complex="italic" style:font-weight-complex="normal"/>
    </style:style>
    <style:style style:name="T18" style:family="text">
      <style:text-properties fo:font-style="italic" fo:font-weight="normal" officeooo:rsid="00b0d7ef" style:font-style-asian="italic" style:font-weight-asian="normal" style:font-style-complex="italic" style:font-weight-complex="normal"/>
    </style:style>
    <style:style style:name="T19" style:family="text">
      <style:text-properties officeooo:rsid="00b60f2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6"/>
      <text:p text:style-name="P6"/>
      <text:p text:style-name="P26">A Terminal-Based PacMan Game in Java</text:p>
      <text:p text:style-name="P25">Sean Connor</text:p>
      <text:p text:style-name="P25">Johns Hopkins University</text:p>
      <text:p text:style-name="P25">10 March 2018</text:p>
      <text:p text:style-name="P14"/>
      <text:p text:style-name="P14"/>
      <text:p text:style-name="P14"/>
      <text:p text:style-name="P15"/>
      <text:p text:style-name="P22"><text:bookmark-start text:name="__RefHeading__2085_1645746261"/>Abstract<text:bookmark-end text:name="__RefHeading__2085_1645746261"/></text:p>
      <text:p text:style-name="P16"><text:span text:style-name="T7">While I believe it is accurate, when in doubt, always rely on the official Sixth Edition APA Manual and Style Guide rather than this template. <text:s/>An abstract is a single paragraph, without indentation, that summarizes the key points of the manuscript in 150 to 250 words. <text:s/></text:span><text:span text:style-name="T10">Credit where credit is due: </text:span><text:span text:style-name="T11">The first version of this </text:span><text:span text:style-name="T10">template </text:span><text:span text:style-name="T11">was</text:span><text:span text:style-name="T10"> created by Paul Rose of Southern Illinois University Edwardsville.</text:span><text:span text:style-name="T7"> </text:span><text:span text:style-name="T8">Modifications were made and another earlier version of this template was published on August 1, 2014 at </text:span><text:a xlink:type="simple" xlink:href="http://templates.libreoffice.org/template-center/apa-6th-edition" text:style-name="Internet_20_link" text:visited-style-name="Visited_20_Internet_20_Link"><text:span text:style-name="T8">http://templates.libreoffice.org/template-center/apa-6th-edition</text:span></text:a><text:span text:style-name="T8">. </text:span></text:p>
      <text:p text:style-name="Keywords"><text:span text:style-name="Keywords_20_-_20_italic"><text:span text:style-name="T5">Keywords:</text:span></text:span><text:span text:style-name="T5"> </text:span><text:span text:style-name="T7">i</text:span><text:span text:style-name="T5">mportant, </text:span><text:span text:style-name="T7">t</text:span><text:span text:style-name="T5">echnical </text:span><text:span text:style-name="T7">t</text:span><text:span text:style-name="T5">erms, </text:span><text:span text:style-name="T7">d</text:span><text:span text:style-name="T5">escribing, </text:span><text:span text:style-name="T7">t</text:span><text:span text:style-name="T5">he </text:span><text:span text:style-name="T7">t</text:span><text:span text:style-name="T5">ext</text:span></text:p>
      <text:p text:style-name="P5"/>
      <text:p text:style-name="Standard">Title of Your Paper</text:p>
      <text:p text:style-name="P10"><text:span text:style-name="T6">A</text:span><text:span text:style-name="T9">ll headings use title case. </text:span><text:span text:style-name="T6">Here is the first paragraph. his paragraph is indented 0.5´´ like all the others. The font is </text:span><text:span text:style-name="T8">Liberation Serif</text:span><text:span text:style-name="T6"> 12 point. You can change the font, so long as it is a normal-looking serif font, and the size can be 10, 11 or 12 point. At the end of this sentence there's a citation </text:span><text:span text:style-name="T6"><text:bibliography-mark text:identifier="Banerjee, 2002" text:bibliography-type="article" text:author="Banerjee, R" text:journal="Merril-Palmer Quarterly" text:number="48" text:pages="378-404" text:title="Children's understanding of self-presentational behavior: Links with mental-state reasoning and the attribution of embarrassment" text:year="2002">(Banerjee, 2002)</text:bibliography-mark></text:span><text:span text:style-name="T6">. </text:span></text:p>
      <text:p text:style-name="P11"><text:span text:style-name="T6">T</text:span><text:span text:style-name="T5">he APA Publication Manual advises using two spaces at the end of each sentence, but many journals prefer just one space. <text:s/></text:span></text:p>
      <text:h text:style-name="P24" text:outline-level="1">Level 1 Heading</text:h>
      <text:h text:style-name="P23" text:outline-level="2">Level 2 Heading</text:h>
      <text:p text:style-name="P7">Paragraph begins here. <text:span text:style-name="T12">Second-level headings are bold and flush left with no indent. Amet quis habitasse vestibulum ipsum a suscipit, donec lectus turpis hendrerit integer laoreet. Feugiat dolor elit pede et wisi, posuere vel class fringilla.</text:span></text:p>
      <text:p text:style-name="P17">Quotations of more than 40 words should be presented in block quotation style: a flush left margin set one half inch in, with no first-line indent. Lorem ipsum dolor sit amet, consectetur adipiscing elit. Donec viverra tortor dui, sit amet ullamcorper.</text:p>
      <text:p text:style-name="P8"><text:span text:style-name="T13">Level 3 Heading.</text:span> <text:s/><text:span text:style-name="T12">Third-level headings are bold, indented, and end with a period. </text:span><text:soft-page-break/><text:span text:style-name="T12">They use standard sentence style capitalization, and are paragraph headings (part of the paragraph rather than set apart on their own line). LibreOffice doesn't allow two different styles in the same paragraph, so Level 3, 4, and 5 headings are created by manually editing the font of the heading text.</text:span></text:p>
      <text:p text:style-name="P9">Level 4 Heading. <text:span text:style-name="T14">Fourth-level headings are bold and italicized, indented, and end with a period. They use standard sentence style capitalization, and are paragraph headings (part of the paragraph rather than set apart on their own line). </text:span></text:p>
      <text:p text:style-name="P12"><text:span text:style-name="T17">Level 5 Heading. </text:span><text:span text:style-name="T15">Fifth-level headings are italicized, indented, and end with a period. They use standard sentence style capitalization, and are paragraph headings (part of the paragraph rather than set apart on their own line). It’s unlikely that you’ll ever be likely to reach this level of subcategorization or beyond. If so, check the APA manual for heading style information.</text:span></text:p>
      <text:p text:style-name="P13"/>
      <text:p text:style-name="P28"/>
      <text:p text:style-name="P22"><text:span text:style-name="T15">R</text:span><text:span text:style-name="T14">eferences</text:span></text:p>
      <text:p text:style-name="P18"><text:span text:style-name="T15">Banerjee, R (2002). Children's understanding of self-presentational behavior: Links with mental-state reasoning and the attribution of embarrassment. </text:span><text:span text:style-name="T17">Merril-Palmer Quarterly, 48</text:span><text:span text:style-name="T15">, 378-404.</text:span></text:p>
      <text:p text:style-name="P19"><text:bookmark-start text:name="__DdeLink__843_1711105265"/><text:span text:style-name="T15">Author’s last name, first initial. (Year).</text:span><text:bookmark-end text:name="__DdeLink__843_1711105265"/><text:span text:style-name="T15"> </text:span><text:span text:style-name="T17">Title </text:span><text:span text:style-name="T18">of book</text:span><text:span text:style-name="T17">.</text:span><text:span text:style-name="T15"> </text:span><text:bookmark-start text:name="__DdeLink__845_1711105265"/><text:span text:style-name="T15">City of publication: Publishing House. </text:span><text:bookmark-end text:name="__DdeLink__845_1711105265"/></text:p>
      <text:p text:style-name="P20"><text:span text:style-name="T15">Author’s last name, first initial. (Year). </text:span><text:span text:style-name="T14">Title of book chapter. In editor's first initial and last name (Eds.), </text:span><text:span text:style-name="T16">Title of book</text:span><text:span text:style-name="T14"> (pp. page numbers). </text:span><text:span text:style-name="T15">City of publication: Publishing House. </text:span></text:p>
      <text:p text:style-name="P19"><text:span text:style-name="T15">Author’s last name, first initial. (Year, Month Day). Title of article. </text:span><text:span text:style-name="T17">Name of Periodical</text:span><text:span text:style-name="T15">, page numbers.</text:span></text:p>
      <text:p text:style-name="P19"><text:span text:style-name="T15">Author’s last name, first initial. (Year). Title of article. </text:span><text:span text:style-name="T17">Title of Journal</text:span><text:span text:style-name="T15">, </text:span><text:span text:style-name="T17">Volume number</text:span><text:span text:style-name="T15">, page numbers. doi number or URL</text:span></text:p>
      <text:p text:style-name="P21">Full title of the article. (Date). Title of the Journal, volume number, page numbers.</text:p>
      <text:p text:style-name="P19"><text:span text:style-name="T15">Author’s last name, first initial. (Year, Month Day). Title of article. </text:span><text:span text:style-name="T17">Name of Website.</text:span><text:span text:style-name="T15"> Retrieved from URL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Times New Roman" svg:font-family="'Times New Roman', serif"/>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Arial" svg:font-family="Arial" style:font-adornments="Normal" style:font-family-generic="swiss" style:font-pitch="variable"/>
    <style:font-face style:name="Liberation Sans" svg:font-family="'Liberation Sans'" style:font-adornments="Standard" style:font-family-generic="swiss" style:font-pitch="variable"/>
    <style:font-face style:name="Open Sans" svg:font-family="'Open Sans'" style:font-adornments="Fet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erif1"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in" loext:contextual-spacing="false" fo:line-height="200%" fo:text-align="start" style:justify-single-word="false" fo:text-indent="0.5in" style:auto-text-indent="false" style:page-number="auto"/>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Open Sans" fo:font-family="'Open Sans'" style:font-style-name="Fett"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in" fo:margin-bottom="0in" loext:contextual-spacing="false" fo:line-height="200%" fo:text-align="center" style:justify-single-word="false" fo:text-indent="0in" style:auto-text-indent="false" style:page-number="auto" style:shadow="none" text:number-lines="false" text:line-number="0">
        <style:tab-stops/>
      </style:paragraph-properties>
      <style:text-properties fo:font-size="12pt" fo:font-weight="bold"/>
    </style:style>
    <style:style style:name="Heading_20_2" style:display-name="Heading 2" style:family="paragraph" style:parent-style-name="Heading" style:next-style-name="Text_20_body" style:default-outline-level="2" style:class="text">
      <style:paragraph-properties fo:margin-left="0in" fo:margin-right="0in" fo:margin-top="0in" fo:margin-bottom="0in" loext:contextual-spacing="false" fo:line-height="200%" fo:text-indent="0in" style:auto-text-indent="false"/>
      <style:text-properties fo:text-transform="capitalize" fo:font-size="12pt" fo:font-weight="bold" style:font-size-asian="115%" style:font-weight-asian="bold" style:font-size-complex="115%" style:font-weight-complex="bold"/>
    </style:style>
    <style:style style:name="Bibliography_20_Heading" style:display-name="Bibliography Heading" style:family="paragraph" style:parent-style-name="Heading" style:class="index" style:master-page-name="">
      <style:paragraph-properties fo:margin-left="0in" fo:margin-right="0in" fo:margin-top="0in" fo:margin-bottom="0.1965in" loext:contextual-spacing="false" fo:text-align="center" style:justify-single-word="false" fo:text-indent="0in" style:auto-text-indent="false" style:page-number="auto" text:number-lines="false" text:line-number="0"/>
      <style:text-properties fo:font-size="12pt" fo:font-weight="normal"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5in" fo:margin-right="0in" fo:margin-top="0in" fo:margin-bottom="0in" loext:contextual-spacing="false" fo:line-height="200%" fo:text-indent="-0.5in" style:auto-text-indent="false" style:page-number="auto">
        <style:tab-stops>
          <style:tab-stop style:position="6.6929in" style:type="right" style:leader-style="dotted" style:leader-text="."/>
        </style:tab-stops>
      </style:paragraph-properties>
    </style:style>
    <style:style style:name="Quotations" style:family="paragraph" style:parent-style-name="Standard" style:class="html">
      <style:paragraph-properties fo:margin-left="0.5in" fo:margin-right="0in" fo:margin-top="0in" fo:margin-bottom="0in" loext:contextual-spacing="false" fo:line-height="200%"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in" fo:margin-bottom="0in" loext:contextual-spacing="false" fo:line-height="200%" fo:text-indent="0.5in" style:auto-text-indent="false" style:page-number="auto"/>
      <style:text-properties style:use-window-font-color="true"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text-align="start" style:justify-single-word="false"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 fo:font-family="Arial" style:font-style-name="Normal" style:font-family-generic="swiss" style:font-pitch="variable"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left="0.2992in" fo:margin-right="0in" fo:margin-top="0.0835in" fo:margin-bottom="0.0835in" loext:contextual-spacing="false" fo:text-indent="0in" style:auto-text-indent="false"/>
      <style:text-properties style:use-window-font-color="true" fo:font-size="12pt"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2992in" fo:margin-right="0in" fo:margin-top="0.0835in" fo:margin-bottom="0.0417in" loext:contextual-spacing="false" fo:text-indent="0in" style:auto-text-indent="false"/>
      <style:text-properties fo:font-size="12pt" fo:font-style="italic" fo:font-weight="normal" style:font-size-asian="85%" style:font-weight-asian="bold" style:font-size-complex="85%" style:font-weight-complex="bold"/>
    </style:style>
    <style:style style:name="Abstract_2c__20_Body_2c__20__26__20_References_20_Header" style:display-name="Abstract, Body, &amp; References Header" style:family="paragraph" style:parent-style-name="Text_20_body" style:next-style-name="Text_20_body">
      <style:paragraph-properties fo:margin-left="0in" fo:margin-right="0in" fo:text-align="center" style:justify-single-word="false" fo:text-indent="0in" style:auto-text-indent="false"/>
    </style:style>
    <style:style style:name="Text" style:family="paragraph" style:parent-style-name="Caption" style:class="extra"/>
    <style:style style:name="Keywords" style:family="paragraph" style:parent-style-name="Text_20_body" style:master-page-name="">
      <style:paragraph-properties fo:text-align="start" style:justify-single-word="false" style:page-number="auto"/>
      <style:text-properties style:font-size-asian="10.5pt"/>
    </style:style>
    <style:style style:name="Illustration" style:family="paragraph" style:parent-style-name="Caption" style:class="extra" style:master-page-name="">
      <style:paragraph-properties style:page-number="auto"/>
      <style:text-properties style:font-name="Liberation Sans" fo:font-family="'Liberation Sans'" style:font-style-name="Standard" style:font-family-generic="swiss" style:font-pitch="variable" fo:font-style="normal"/>
    </style:style>
    <style:style style:name="Title_20_page" style:display-name="Title page" style:family="paragraph" style:parent-style-name="Text_20_body" style:master-page-name="">
      <style:paragraph-properties fo:margin-left="0in" fo:margin-right="0in" fo:text-align="center" style:justify-single-word="false" fo:text-indent="0in" style:auto-text-indent="false" style:page-number="auto"/>
    </style:style>
    <style:style style:name="Abstract_20_Paragraph" style:display-name="Abstract Paragraph" style:family="paragraph" style:parent-style-name="Text_20_body">
      <style:paragraph-properties fo:margin-left="0in" fo:margin-right="0in" fo:text-align="start" style:justify-single-word="false" fo:text-indent="0in" style:auto-text-indent="false"/>
    </style:style>
    <style:style style:name="First_20_line_20_indent" style:display-name="First line indent" style:family="paragraph" style:parent-style-name="Text_20_body" style:class="text">
      <style:paragraph-properties fo:margin-left="0in" fo:margin-right="0in" fo:text-indent="0.5in" style:auto-text-indent="false"/>
    </style:style>
    <style:style style:name="Heading_20_10" style:display-name="Heading 10" style:family="paragraph" style:hidden="true"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hidden="true"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Drop_20_Caps" style:display-name="Drop Caps" style:family="text"/>
    <style:style style:name="Keywords_20_-_20_italic" style:display-name="Keywords - italic" style:family="text">
      <style:text-properties fo:font-style="italic" style:font-size-asian="10.5pt"/>
    </style:style>
    <style:style style:name="Booktitle_2c__20_Journal_2c__20_Magazine_20_or_20_Newspaper" style:display-name="Booktitle, Journal, Magazine or Newspaper" style:family="text">
      <style:text-properties fo:font-style="italic" style:font-size-asian="10.5pt"/>
    </style:style>
    <style:style style:name="Teletyp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officeooo:rsid="00906b03" officeooo:paragraph-rsid="00941a6f"/>
    </style:style>
    <style:style style:name="MP2" style:family="paragraph" style:parent-style-name="Header">
      <style:text-properties fo:language="en" fo:country="US" officeooo:rsid="00906b03" officeooo:paragraph-rsid="00906b03"/>
    </style:style>
    <style:style style:name="MP3" style:family="paragraph" style:parent-style-name="Header">
      <style:paragraph-properties fo:text-align="start" style:justify-single-word="false"/>
      <style:text-properties fo:language="en" fo:country="US" officeooo:paragraph-rsid="00922f50"/>
    </style:style>
    <style:style style:name="MP4" style:family="paragraph" style:parent-style-name="Header">
      <style:paragraph-properties fo:text-align="start" style:justify-single-word="false"/>
      <style:text-properties fo:language="en" fo:country="US" officeooo:paragraph-rsid="0099944c"/>
    </style:style>
    <style:style style:name="MT1" style:family="text">
      <style:text-properties officeooo:rsid="00b60f28"/>
    </style:style>
    <style:style style:name="MT2" style:family="text">
      <style:text-properties officeooo:rsid="00946385"/>
    </style:style>
    <style:style style:name="MT3" style:family="text">
      <style:text-properties officeooo:rsid="00998e28"/>
    </style:style>
    <style:page-layout style:name="Mpm1">
      <style:page-layout-properties fo:page-width="8.2681in" fo:page-height="11.6929in" style:num-format="1" style:print-orientation="portrait" fo:margin-top="0.7083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472in" fo:margin-left="0in" fo:margin-right="0in" fo:margin-bottom="0in" style:dynamic-spacing="false"/>
      </style:header-style>
      <style:footer-style/>
    </style:page-layout>
    <style:page-layout style:name="Mpm2">
      <style:page-layout-properties fo:page-width="8.2681in" fo:page-height="11.6929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MINI-PROJECT 1<text:tab/><text:tab/></text:span><text:span text:style-name="MT1"><text:page-number text:select-page="current">4</text:page-number></text:span></text:p>
      </style:header>
    </style:master-page>
    <style:master-page style:name="First_20_Page" style:display-name="First Page" style:page-layout-name="Mpm2" style:next-style-name="Left_20_Page">
      <style:header>
        <text:p text:style-name="MP2">Running head: <text:span text:style-name="MT2">TITLE OF YOUR PAPER</text:span><text:tab/><text:tab/><text:page-number text:select-page="current">0</text:page-number></text:p>
      </style:header>
    </style:master-page>
    <style:master-page style:name="Index" style:page-layout-name="Mpm3"/>
    <style:master-page style:name="Left_20_Page" style:display-name="Left Page" style:page-layout-name="Mpm4" style:next-style-name="Right_20_Page">
      <style:header>
        <text:p text:style-name="MP3"><text:span text:style-name="MT3">TITLE OF YOUR PAPER<text:tab/><text:tab/></text:span><text:page-number text:select-page="current">0</text:page-number></text:p>
      </style:header>
    </style:master-page>
    <style:master-page style:name="Right_20_Page" style:display-name="Right Page" style:page-layout-name="Mpm2" style:next-style-name="Left_20_Page">
      <style:header>
        <text:p text:style-name="MP4"><text:span text:style-name="MT3">TITLE OF YOUR PAPER<text:tab/><text:tab/></text:span><text:span text:style-name="MT3"><text:page-number text:select-page="current">0</text:page-number></text:span></text:p>
      </style:head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1T11:27:59.389000000</meta:creation-date>
    <meta:editing-duration>PT6M17S</meta:editing-duration>
    <meta:editing-cycles>3</meta:editing-cycles>
    <meta:generator>LibreOffice/6.0.1.1$Windows_X86_64 LibreOffice_project/60bfb1526849283ce2491346ed2aa51c465abfe6</meta:generator>
    <dc:date>2018-03-11T11:34:15.709000000</dc:date>
    <meta:document-statistic meta:table-count="0" meta:image-count="0" meta:object-count="0" meta:page-count="4" meta:paragraph-count="29" meta:word-count="588" meta:character-count="3719" meta:non-whitespace-character-count="3145"/>
  </office:meta>
</office:document-meta>
</file>